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11cm"/>
      <style:paragraph-properties style:writing-mode="lr-tb"/>
    </style:style>
    <style:style style:name="pr1" style:family="presentation" style:parent-style-name="Default-subtitle">
      <style:graphic-properties draw:fill-color="#ffffff" fo:min-height="13.71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4">
      <style:graphic-properties draw:auto-grow-height="true" draw:fit-to-size="false" style:shrink-to-fit="false" fo:min-height="14.221cm"/>
      <style:paragraph-properties style:writing-mode="lr-tb"/>
    </style:style>
    <style:style style:name="P1" style:family="paragraph">
      <style:paragraph-properties fo:text-align="end" style:text-autospace="none"/>
    </style:style>
    <style:style style:name="P2" style:family="paragraph">
      <loext:graphic-properties draw:fill-color="#ffffff"/>
      <style:paragraph-properties fo:text-align="end" style:text-autospace="none"/>
    </style:style>
    <style:style style:name="P3" style:family="paragraph">
      <loext:graphic-properties draw:fill-color="#ffffff"/>
    </style:style>
    <style:style style:name="P4" style:family="paragraph">
      <style:text-properties fo:font-size="96pt"/>
    </style:style>
    <style:style style:name="P5" style:family="paragraph">
      <style:paragraph-properties fo:margin-top="0cm" fo:margin-bottom="0cm" style:text-autospace="ideograph-alpha"/>
      <style:text-properties style:font-name="Liberation Sans" fo:font-size="36pt" style:letter-kerning="true" style:font-name-asian="Noto Sans CJK SC" style:font-size-asian="18pt" style:font-name-complex="Lohit Devanagari" style:font-size-complex="18pt"/>
    </style:style>
    <style:style style:name="P6" style:family="paragraph">
      <style:paragraph-properties fo:margin-top="0cm" fo:margin-bottom="0cm"/>
      <style:text-properties style:font-name="Liberation Sans" fo:font-size="36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="none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size="96pt"/>
    </style:style>
    <style:style style:name="T3" style:family="text">
      <style:text-properties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2.883cm" svg:height="13.716cm" svg:x="7.366cm" svg:y="1.016cm" presentation:class="subtitle" presentation:user-transformed="true">
          <draw:text-box>
            <text:p text:style-name="P1"><text:span text:style-name="T1"><text:s/></text:span><text:span text:style-name="T1">copa 1 <text:s text:c="3"/>360</text:span></text:p>
            <text:p text:style-name="P1"><text:span text:style-name="T1">copa 2 <text:s text:c="3"/>827</text:span></text:p>
            <text:p text:style-name="P1"><text:span text:style-name="T1">copa 3 <text:s text:c="3"/>420</text:span></text:p>
            <text:p text:style-name="P1"><text:span text:style-name="T1">copa 4 <text:s text:c="3"/>510</text:span></text:p>
            <text:p text:style-name="P1"><text:span text:style-name="T1">copa 5 <text:s text:c="3"/>489</text:span></text:p>
            <text:p text:style-name="P1"><text:span text:style-name="T1">copa 6 <text:s text:c="3"/>266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ifi: panel</text:p>
          </draw:text-box>
        </draw:frame>
        <draw:frame presentation:style-name="pr4" draw:text-style-name="P4" draw:layer="layout" svg:width="25.199cm" svg:height="9.134cm" svg:x="1.217cm" svg:y="3.685cm" presentation:class="outline" presentation:user-transformed="true">
          <draw:text-box>
            <text:list text:style-name="L3">
              <text:list-item>
                <text:p text:style-name="P4"><text:span text:style-name="T2">192.168.1.122:4002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7.112cm" svg:height="14.221cm" svg:x="2.032cm" svg:y="1.016cm" presentation:class="outline" presentation:user-transformed="true">
          <draw:text-box>
            <text:p text:style-name="P5">Aceituna</text:p>
            <text:p text:style-name="P5">Acético</text:p>
            <text:p text:style-name="P5">Alcohol</text:p>
            <text:p text:style-name="P5">Brocoli</text:p>
            <text:p text:style-name="P5">Cafe</text:p>
            <text:p text:style-name="P5">Chocolate</text:p>
            <text:p text:style-name="P5">Compota</text:p>
            <text:p text:style-name="P6">eucalyptus</text:p>
            <text:p text:style-name="P5"/>
          </draw:text-box>
        </draw:frame>
        <draw:frame draw:style-name="gr2" draw:text-style-name="P7" draw:layer="layout" svg:width="8.296cm" svg:height="13.761cm" svg:x="14.818cm" svg:y="0.971cm">
          <draw:text-box>
            <text:p><text:span text:style-name="T3">Herbáceo</text:span></text:p>
            <text:p><text:span text:style-name="T3">Humo</text:span></text:p>
            <text:p><text:span text:style-name="T3">Mermelada</text:span></text:p>
            <text:p><text:span text:style-name="T3">Miel</text:span></text:p>
            <text:p><text:span text:style-name="T3">Oxidado</text:span></text:p>
            <text:p><text:span text:style-name="T3">Tabaco</text:span></text:p>
            <text:p><text:span text:style-name="T3">Tierra</text:span></text:p>
            <text:p><text:span text:style-name="T3">Trapo Mojado</text:span></text:p>
            <text:p><text:span text:style-name="T3">Vainilla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2T10:30:52.984070222</meta:creation-date>
    <dc:date>2025-08-22T13:11:57.522138007</dc:date>
    <meta:editing-duration>PT1H8M5S</meta:editing-duration>
    <meta:editing-cycles>3</meta:editing-cycles>
    <meta:generator>LibreOffice/6.4.7.2$Linux_X86_64 LibreOffice_project/40$Build-2</meta:generator>
    <meta:document-statistic meta:object-count="32"/>
  </office:meta>
</office:document-meta>
</file>